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6956" officeooo:paragraph-rsid="001c6956"/>
    </style:style>
    <style:style style:name="P2" style:family="paragraph" style:parent-style-name="Frame_20_contents">
      <style:text-properties officeooo:paragraph-rsid="001c5ec3"/>
    </style:style>
    <style:style style:name="P3" style:family="paragraph">
      <style:paragraph-properties fo:text-align="center"/>
    </style:style>
    <style:style style:name="T1" style:family="text">
      <style:text-properties officeooo:rsid="001c5ec3"/>
    </style:style>
    <style:style style:name="gr1" style:family="graphic">
      <style:graphic-properties draw:textarea-horizontal-align="justify" draw:textarea-vertical-align="middle" draw:auto-grow-height="false" fo:min-height="4.228cm" fo:min-width="4.228cm" loext:text-box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3" svg:width="4.684cm" svg:height="4.684cm" svg:x="1.012cm" svg:y="2.632cm"><text:p text:style-name="P2"><text:span text:style-name="T1">TextBo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Body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émeth László</meta:initial-creator>
    <meta:creation-date>2014-08-05T14:12:01.017713417</meta:creation-date>
    <dc:date>2014-08-15T13:42:35.709771679</dc:date>
    <dc:creator>Miklos Vajna</dc:creator>
    <meta:editing-duration>PT3M58S</meta:editing-duration>
    <meta:editing-cycles>3</meta:editing-cycles>
    <meta:generator>LibreOfficeDev/4.4.0.0.alpha0$Linux_X86_64 LibreOffice_project/e07beccde02a77cfef07914643eb8493dbfa9725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